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Assignment 2</text:p>
      <text:p text:style-name="Standard">494410006 潘韋成</text:p>
      <text:p text:style-name="Standard"/>
      <text:p text:style-name="Standard">How to build</text:p>
      <text:p text:style-name="Standard">Linux</text:p>
      <text:p text:style-name="Standard">$ make -j3</text:p>
      <text:p text:style-name="Standard">Windows</text:p>
      <text:p text:style-name="Standard">Simply import directory to Eclipse.</text:p>
      <text:p text:style-name="Standard"/>
      <text:p text:style-name="Standard">How to use</text:p>
      <text:p text:style-name="Standard">執行Messenger.jar。</text:p>
      <text:p text:style-name="Standard">出現的對話框中請選擇要做為server或client，server請輸入port number，client請輸入host和port number；程式進行中不可更換模式。</text:p>
      <text:p text:style-name="Standard">上方是訊息區，下方為輸入區。</text:p>
      <text:p text:style-name="Standard">若server端在尚有連線的狀態下先行結束，則所有的client也會隨著一個警告訊息一起關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2T20:11:53</meta:creation-date>
    <dc:date>2009-05-12T20:21:46</dc:date>
    <meta:editing-duration>PT00H09M56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2" meta:word-count="87" meta:character-count="272"/>
  </office:meta>
</office:document-meta>
</file>